
<file path=META-INF/manifest.xml><?xml version="1.0" encoding="utf-8"?>
<manifest:manifest xmlns:manifest="urn:oasis:names:tc:opendocument:xmlns:manifest:1.0">
  <manifest:file-entry manifest:full-path="OleObj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15.00%" fo:text-align="left" fo:margin-bottom="10.00pt"/>
    </style:style>
    <style:style style:name="P3" style:family="paragraph">
      <style:paragraph-properties fo:line-height="100.00%" fo:text-align="left" fo:margin-bottom="10.00pt"/>
    </style:style>
    <style:style style:name="P4" style:family="paragraph">
      <style:paragraph-properties fo:line-height="115.00%" fo:text-align="left" fo:margin-bottom="10.00pt"/>
    </style:style>
    <style:style style:name="P5" style:family="paragraph">
      <style:paragraph-properties fo:line-height="115.00%" fo:text-align="center" fo:margin-bottom="10.00pt"/>
    </style:style>
    <style:style style:name="P6" style:family="paragraph">
      <style:paragraph-properties fo:line-height="115.00%" fo:text-align="left" fo:margin-bottom="10.00pt"/>
    </style:style>
  </office:automatic-styles>
  <office:body>
    <office:text>
      <text:p text:style-name="P1"><text:span text:style-name="T1">A Literature Survey on Smart Fashion Recommandation.</text:span></text:p>
      <text:p text:style-name="P1"><text:span text:style-name="T1">V.M.SUNIL SUDHARSHAN,V.RAMESH ARAVINDH,S.YOKESH,S.SOMASUNDARAM</text:span></text:p>
      <text:p text:style-name="P1"><text:span text:style-name="T1">Sri Venkateswara College of Engineering</text:span></text:p>
      <text:p text:style-name="P2"><text:span text:style-name="T1">Abstract:</text:span></text:p>
      <text:p text:style-name="P2"><text:span text:style-name="T1"><text:s/><text:tab/>In recent years, the textile and fashion industries have witnessed an enormous amount of growth in fast fashion. On e-commerce platforms, where numerous choices are available, an efficient recommendation system is required to sort, order, and efficiently convey relevant product content or information to users. Image-based fashion recommendation systems (FRSs) have attracted a huge amount of attention from fast fashion retailers as they provide a personalized shopping experience to consumers. With the technological advancements, this branch of artificial intelligence exhibits a tremendous amount of potential in image processing, parsing, classification, and segmentation.This paper will help researchers, academics, and practitioners who are interested in machine learning, computer vision, and fashion retailing to understand the characteristics of the different fashion recommendation systems.</text:span></text:p>
      <text:p text:style-name="P2"><text:span text:style-name="T1">Introduction:</text:span></text:p>
      <text:p text:style-name="P2"><text:span text:style-name="T1"><text:tab/>Clothing is a kind of symbol that represents people’s internal perceptions through their outer appearance. It conveys information about their choices, faith, personality, pro-fession, social status, and attitude towards life. Therefore, clothing is believed to be a non-verbal way of communicating and a major part of people’s outer appearance. Recent technological<text:s text:c="2"/>advancements<text:s text:c="2"/>have<text:s text:c="2"/>enabled<text:s text:c="2"/>consumers<text:s text:c="2"/>to<text:s text:c="2"/>track<text:s text:c="2"/>current<text:s text:c="2"/>fashion<text:s text:c="2"/>trends around the globe, which influence their choices.The fashion choices of consumers depend on many factors, such as demographics, geographic location, individual prefer-ences, interpersonal influences, age, gender, season, and culture.Moreover, previ-ous fashion recommendation research shows that fashion preferences vary not only from country to country but also from city to city .</text:span></text:p>
      <text:p text:style-name="P2"><text:span text:style-name="T1"><text:tab/>Therefore,<text:s text:c="2"/>analyzing consumers’ choices and recommendations is valuable to fashion designers and retailers .</text:span></text:p>
      <text:p text:style-name="P2"><text:span text:style-name="T1">Technical Architecture:</text:span></text:p>
      <text:p text:style-name="P3"><draw:frame text:anchor-type="as-char" svg:width="146.47mm" svg:height="72.18mm" style:rel-width="scale" style:rel-height="scale"><draw:object-ole xlink:href="OleObj1"/><draw:image xlink:href="ObjectReplacements/OleObj1"/></draw:frame><text:span text:style-name="T1"/></text:p>
      <text:p text:style-name="P4"><text:span text:style-name="T1"/></text:p>
      <text:p text:style-name="P4"><text:span text:style-name="T1">WORKFLOW OF THE PROJECT:</text:span></text:p>
      <text:p text:style-name="P4"><text:span text:style-name="T1"><text:tab/>This Application is mainly developed for the User,for having a better and good recommandation in their fashion life.This application helps the user to interact with application using chatbots,where the chatbots gives the recommandation of<text:s text:c="2"/>the products to the c ustomer.And mainly Admin handles the all the database that holds the feedback of the customer,which will be helping for future recommandations for the user.</text:span></text:p>
      <text:p text:style-name="P4"><text:span text:style-name="T1"><text:tab/>We have come up with a new innovative solution through which you can directly do your online shopping based on your choice without any search. It can be done by using the chatbot.</text:span></text:p>
      <text:p text:style-name="P4"><text:span text:style-name="T1">In this project you will be working on two modules :</text:span></text:p>
      <text:p text:style-name="P4"><text:span text:style-name="T1"><text:tab/>1. Admin </text:span></text:p>
      <text:p text:style-name="P4"><text:span text:style-name="T1"><text:tab/>2. User</text:span></text:p>
      <text:p text:style-name="P4"><text:span text:style-name="T1"><text:s text:c="2"/><text:tab/>The Main Role of the application is based on both Admin and User.With<text:s text:c="2"/>the help of customers we may get feed back for future development in this application.</text:span></text:p>
      <text:p text:style-name="P4"><text:span text:style-name="T1">Admin:</text:span></text:p>
      <text:p text:style-name="P4"><text:span text:style-name="T1"><text:tab/>The role of the admin is to check out the database about the stock and have a track of all the things that the users are purchasing.</text:span></text:p>
      <text:p text:style-name="P4"><text:span text:style-name="T1">User: </text:span></text:p>
      <text:p text:style-name="P4"><text:span text:style-name="T1"><text:tab/>The user will login into the website and go through the products available on the website.<text:s text:c="2"/>Instead of navigating to several screens for booking products online, the user can directly talk to Chatbot regarding the products.<text:s text:c="2"/>Get the recommendations based on information provided by the user.</text:span></text:p>
      <text:p text:style-name="P4"><text:span text:style-name="T1">Features of Chatbot :</text:span></text:p>
      <text:p text:style-name="P5"><text:span text:style-name="T1">i)Using chatbot we can manage user's choices and orders.</text:span></text:p>
      <text:p text:style-name="P5"><text:span text:style-name="T1">ii)The chatbot can give recommendations to the users based on their interests.</text:span></text:p>
      <text:p text:style-name="P5"><text:span text:style-name="T1">iii)It can promote the best deals and offers on that day.</text:span></text:p>
      <text:p text:style-name="P5"><text:span text:style-name="T1">iv)It will store the customer's details and orders in the database.</text:span></text:p>
      <text:p text:style-name="P5"><text:span text:style-name="T1">v)The chatbot will send a notification to customers if the order is confirmed.</text:span></text:p>
      <text:p text:style-name="P5"><text:span text:style-name="T1">iv)Chatbots can also help in collecting customer feedback.</text:span></text:p>
      <text:p text:style-name="P6"><text:span text:style-name="T1">Description:</text:span></text:p>
      <text:p text:style-name="P6"><text:span text:style-name="T1"><text:tab/>The Customer should give proper feedback about the recommendation and also for recommended product that may help for rectifying issues.</text:span></text:p>
      <text:p text:style-name="P6"><text:span text:style-name="T1">Notification: </text:span></text:p>
      <text:p text:style-name="P6"><text:span text:style-name="T1">For recommendations,the customer may recive their notifications aslo through their email. </text:span></text:p>
      <text:p text:style-name="P6"><text:span text:style-name="T1">Software Required:</text:span></text:p>
      <text:p text:style-name="P6"><text:span text:style-name="T1"><text:tab/>Python, Flask , Docker</text:span></text:p>
      <text:p text:style-name="P6"><text:span text:style-name="T1">System Required:</text:span></text:p>
      <text:p text:style-name="P6"><text:span text:style-name="T1"><text:tab/>8GB RAM,Intel Core i3,OS-Windows/Linux/MAC ,Laptop or Desktop</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